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18in"/>
    </style:style>
    <style:style style:name="co2" style:family="table-column">
      <style:table-column-properties fo:break-before="auto" style:column-width="1.2528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2.789in"/>
    </style:style>
    <style:style style:name="co5" style:family="table-column">
      <style:table-column-properties fo:break-before="auto" style:column-width="1.7862in"/>
    </style:style>
    <style:style style:name="co6" style:family="table-column">
      <style:table-column-properties fo:break-before="auto" style:column-width="1.6398in"/>
    </style:style>
    <style:style style:name="co7" style:family="table-column">
      <style:table-column-properties fo:break-before="auto" style:column-width="1.702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425in"/>
    </style:style>
    <style:style style:name="co11" style:family="table-column">
      <style:table-column-properties fo:break-before="auto" style:column-width="1.5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10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e8f2a1"/>
    </style:style>
    <style:style style:name="ce17" style:family="table-cell" style:parent-style-name="Default">
      <style:table-cell-properties fo:background-color="#5eb91e"/>
    </style:style>
    <style:style style:name="ce13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5983b0"/>
    </style:style>
    <style:style style:name="ce20" style:family="table-cell" style:parent-style-name="Default">
      <style:table-cell-properties fo:background-color="#f6f9d4"/>
    </style:style>
    <style:style style:name="ce23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bf00"/>
      <style:text-properties fo:color="#000000"/>
    </style:style>
    <style:style style:name="ce25" style:family="table-cell" style:parent-style-name="Default">
      <style:table-cell-properties fo:background-color="#ffa6a6"/>
      <style:text-properties fo:color="#000000"/>
    </style:style>
    <style:style style:name="ce26" style:family="table-cell" style:parent-style-name="Default">
      <style:table-cell-properties fo:background-color="#b2b2b2"/>
      <style:text-properties fo:color="#000000"/>
    </style:style>
    <style:style style:name="ce21" style:family="table-cell" style:parent-style-name="Default">
      <style:table-cell-properties fo:background-color="#ffbf00"/>
    </style:style>
  </office:automatic-styles>
  <office:body>
    <office:spreadsheet>
      <table:table table:name="Аркуш1" table:style-name="ta1">
        <table:table-column table:style-name="co1" table:default-cell-style-name="ce10"/>
        <table:table-column table:style-name="co2" table:number-columns-repeated="3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Номер досліду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Alpha 0</text:p>
          </table:table-cell>
          <table:table-cell table:style-name="ce26" office:value-type="string" calcext:value-type="string">
            <text:p>Alpha 1</text:p>
          </table:table-cell>
          <table:table-cell table:style-name="ce26" office:value-type="string" calcext:value-type="string">
            <text:p>&lt;Alpha 1&gt;</text:p>
          </table:table-cell>
          <table:table-cell table:style-name="ce26" office:value-type="string" calcext:value-type="string">
            <text:p>Alpha 2</text:p>
          </table:table-cell>
          <table:table-cell table:style-name="ce26" office:value-type="string" calcext:value-type="string">
            <text:p>&lt;Alpha 2&gt;</text:p>
          </table:table-cell>
          <table:table-cell table:style-name="ce26" office:value-type="string" calcext:value-type="string">
            <text:p>K</text:p>
          </table:table-cell>
          <table:table-cell table:style-name="ce1" office:value-type="string" calcext:value-type="string">
            <text:p>Відхилення в квадраті від середнього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table:formula="of:=AVERAGE([.E2:.E6])" office:value-type="float" office:value="0.158" calcext:value-type="float">
            <text:p>0.158</text:p>
          </table:table-cell>
          <table:table-cell office:value-type="float" office:value="5.68" calcext:value-type="float">
            <text:p>5.68</text:p>
          </table:table-cell>
          <table:table-cell table:formula="of:=AVERAGE([.G2:.G6])" office:value-type="float" office:value="5.658" calcext:value-type="float">
            <text:p>5.658</text:p>
          </table:table-cell>
          <table:table-cell table:formula="of:=([.B2]*SIN([.E2]*PI()/(180*2))^2+[.C2]*SIN([.G2]*PI()/(180*2))^2)/([.B2]*SIN([.D2]*PI()/(180*2))^2)" office:value-type="float" office:value="0.624977044195689" calcext:value-type="float">
            <text:p>0.624977044195689</text:p>
          </table:table-cell>
          <table:table-cell table:formula="of:=([.I2]-[.$I$44])^2" office:value-type="float" office:value="0.00149907926903155" calcext:value-type="float">
            <text:p>0.0014990792690315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5.7" calcext:value-type="float">
            <text:p>5.7</text:p>
          </table:table-cell>
          <table:table-cell office:value-type="float" office:value="5.658" calcext:value-type="float">
            <text:p>5.658</text:p>
          </table:table-cell>
          <table:table-cell table:formula="of:=([.B3]*SIN([.E3]*PI()/(180*2))^2+[.C3]*SIN([.G3]*PI()/(180*2))^2)/([.B3]*SIN([.D3]*PI()/(180*2))^2)" office:value-type="float" office:value="0.629380170381956" calcext:value-type="float">
            <text:p>0.629380170381956</text:p>
          </table:table-cell>
          <table:table-cell table:formula="of:=([.I3]-[.$I$44])^2" office:value-type="float" office:value="0.00185942678471553" calcext:value-type="float">
            <text:p>0.00185942678471553</text:p>
          </table:table-cell>
          <table:table-cell table:number-columns-repeated="3"/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158" calcext:value-type="float">
            <text:p>0.158</text:p>
          </table:table-cell>
          <table:table-cell office:value-type="float" office:value="5.59" calcext:value-type="float">
            <text:p>5.59</text:p>
          </table:table-cell>
          <table:table-cell office:value-type="float" office:value="5.658" calcext:value-type="float">
            <text:p>5.658</text:p>
          </table:table-cell>
          <table:table-cell table:formula="of:=([.B4]*SIN([.E4]*PI()/(180*2))^2+[.C4]*SIN([.G4]*PI()/(180*2))^2)/([.B4]*SIN([.D4]*PI()/(180*2))^2)" office:value-type="float" office:value="0.605315531368888" calcext:value-type="float">
            <text:p>0.605315531368888</text:p>
          </table:table-cell>
          <table:table-cell table:formula="of:=([.I4]-[.$I$44])^2" office:value-type="float" office:value="0.000363147609144685" calcext:value-type="float">
            <text:p>0.00036314760914468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5.58" calcext:value-type="float">
            <text:p>5.58</text:p>
          </table:table-cell>
          <table:table-cell office:value-type="float" office:value="5.658" calcext:value-type="float">
            <text:p>5.658</text:p>
          </table:table-cell>
          <table:table-cell table:formula="of:=([.B5]*SIN([.E5]*PI()/(180*2))^2+[.C5]*SIN([.G5]*PI()/(180*2))^2)/([.B5]*SIN([.D5]*PI()/(180*2))^2)" office:value-type="float" office:value="0.603192815029076" calcext:value-type="float">
            <text:p>0.603192815029076</text:p>
          </table:table-cell>
          <table:table-cell table:formula="of:=([.I5]-[.$I$44])^2" office:value-type="float" office:value="0.000286750733679061" calcext:value-type="float">
            <text:p>0.00028675073367906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5.74" calcext:value-type="float">
            <text:p>5.74</text:p>
          </table:table-cell>
          <table:table-cell office:value-type="float" office:value="5.658" calcext:value-type="float">
            <text:p>5.658</text:p>
          </table:table-cell>
          <table:table-cell table:formula="of:=([.B6]*SIN([.E6]*PI()/(180*2))^2+[.C6]*SIN([.G6]*PI()/(180*2))^2)/([.B6]*SIN([.D6]*PI()/(180*2))^2)" office:value-type="float" office:value="0.638232698826653" calcext:value-type="float">
            <text:p>0.638232698826653</text:p>
          </table:table-cell>
          <table:table-cell table:formula="of:=([.I6]-[.$I$44])^2" office:value-type="float" office:value="0.00270125506398065" calcext:value-type="float">
            <text:p>0.00270125506398065</text:p>
          </table:table-cell>
          <table:table-cell table:number-columns-repeated="4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table:formula="of:=AVERAGE([.E7:.E11])" office:value-type="float" office:value="0.238" calcext:value-type="float">
            <text:p>0.238</text:p>
          </table:table-cell>
          <table:table-cell table:style-name="ce3" office:value-type="float" office:value="6.16" calcext:value-type="float">
            <text:p>6.16</text:p>
          </table:table-cell>
          <table:table-cell table:style-name="ce3" table:formula="of:=AVERAGE([.G7:.G11])" office:value-type="float" office:value="6.234" calcext:value-type="float">
            <text:p>6.234</text:p>
          </table:table-cell>
          <table:table-cell table:style-name="ce3" table:formula="of:=([.B7]*SIN([.E7]*PI()/(180*2))^2+[.C7]*SIN([.G7]*PI()/(180*2))^2)/([.B7]*SIN([.D7]*PI()/(180*2))^2)" office:value-type="float" office:value="0.595836815903026" calcext:value-type="float">
            <text:p>0.595836815903026</text:p>
          </table:table-cell>
          <table:table-cell table:style-name="ce3" table:formula="of:=([.I7]-[.$I$44])^2" office:value-type="float" office:value="0.0000917326583176007" calcext:value-type="float">
            <text:p>9.17326583176007E-05</text:p>
          </table:table-cell>
          <table:table-cell table:number-columns-repeated="4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6.24" calcext:value-type="float">
            <text:p>6.24</text:p>
          </table:table-cell>
          <table:table-cell table:style-name="ce3" office:value-type="float" office:value="6.234" calcext:value-type="float">
            <text:p>6.234</text:p>
          </table:table-cell>
          <table:table-cell table:style-name="ce3" table:formula="of:=([.B8]*SIN([.E8]*PI()/(180*2))^2+[.C8]*SIN([.G8]*PI()/(180*2))^2)/([.B8]*SIN([.D8]*PI()/(180*2))^2)" office:value-type="float" office:value="0.611431461358675" calcext:value-type="float">
            <text:p>0.611431461358675</text:p>
          </table:table-cell>
          <table:table-cell table:style-name="ce3" table:formula="of:=([.I8]-[.$I$44])^2" office:value-type="float" office:value="0.000633647819470655" calcext:value-type="float">
            <text:p>0.000633647819470655</text:p>
          </table:table-cell>
          <table:table-cell table:number-columns-repeated="4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6.23" calcext:value-type="float">
            <text:p>6.23</text:p>
          </table:table-cell>
          <table:table-cell table:style-name="ce3" office:value-type="float" office:value="6.234" calcext:value-type="float">
            <text:p>6.234</text:p>
          </table:table-cell>
          <table:table-cell table:style-name="ce3" table:formula="of:=([.B9]*SIN([.E9]*PI()/(180*2))^2+[.C9]*SIN([.G9]*PI()/(180*2))^2)/([.B9]*SIN([.D9]*PI()/(180*2))^2)" office:value-type="float" office:value="0.609477092622174" calcext:value-type="float">
            <text:p>0.609477092622174</text:p>
          </table:table-cell>
          <table:table-cell table:style-name="ce3" table:formula="of:=([.I9]-[.$I$44])^2" office:value-type="float" office:value="0.000539075221156108" calcext:value-type="float">
            <text:p>0.000539075221156108</text:p>
          </table:table-cell>
          <table:table-cell table:number-columns-repeated="4"/>
        </table:table-row>
        <table:table-row table:style-name="ro1"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234" calcext:value-type="float">
            <text:p>6.234</text:p>
          </table:table-cell>
          <table:table-cell table:style-name="ce3" table:formula="of:=([.B10]*SIN([.E10]*PI()/(180*2))^2+[.C10]*SIN([.G10]*PI()/(180*2))^2)/([.B10]*SIN([.D10]*PI()/(180*2))^2)" office:value-type="float" office:value="0.603632719608771" calcext:value-type="float">
            <text:p>0.603632719608771</text:p>
          </table:table-cell>
          <table:table-cell table:style-name="ce3" table:formula="of:=([.I10]-[.$I$44])^2" office:value-type="float" office:value="0.000301842688056571" calcext:value-type="float">
            <text:p>0.000301842688056571</text:p>
          </table:table-cell>
          <table:table-cell table:number-columns-repeated="4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177" calcext:value-type="float">
            <text:p>0.1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6.34" calcext:value-type="float">
            <text:p>6.34</text:p>
          </table:table-cell>
          <table:table-cell table:style-name="ce3" office:value-type="float" office:value="6.234" calcext:value-type="float">
            <text:p>6.234</text:p>
          </table:table-cell>
          <table:table-cell table:style-name="ce3" table:formula="of:=([.B11]*SIN([.E11]*PI()/(180*2))^2+[.C11]*SIN([.G11]*PI()/(180*2))^2)/([.B11]*SIN([.D11]*PI()/(180*2))^2)" office:value-type="float" office:value="0.631146854364944" calcext:value-type="float">
            <text:p>0.631146854364944</text:p>
          </table:table-cell>
          <table:table-cell table:style-name="ce3" table:formula="of:=([.I11]-[.$I$44])^2" office:value-type="float" office:value="0.00201491056878225" calcext:value-type="float">
            <text:p>0.00201491056878225</text:p>
          </table:table-cell>
          <table:table-cell table:number-columns-repeated="4"/>
        </table:table-row>
        <table:table-row table:style-name="ro1"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0.113" calcext:value-type="float">
            <text:p>0.113</text:p>
          </table:table-cell>
          <table:table-cell table:style-name="ce7" office:value-type="float" office:value="0.177" calcext:value-type="float">
            <text:p>0.17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table:formula="of:=AVERAGE([.E12:.E16])" office:value-type="float" office:value="0.324" calcext:value-type="float">
            <text:p>0.324</text:p>
          </table:table-cell>
          <table:table-cell table:style-name="ce7" office:value-type="float" office:value="6.79" calcext:value-type="float">
            <text:p>6.79</text:p>
          </table:table-cell>
          <table:table-cell table:style-name="ce7" table:formula="of:=AVERAGE([.G12:.G16])" office:value-type="float" office:value="6.778" calcext:value-type="float">
            <text:p>6.778</text:p>
          </table:table-cell>
          <table:table-cell table:style-name="ce7" table:formula="of:=([.B12]*SIN([.E12]*PI()/(180*2))^2+[.C12]*SIN([.G12]*PI()/(180*2))^2)/([.B12]*SIN([.D12]*PI()/(180*2))^2)" office:value-type="float" office:value="0.598812884321192" calcext:value-type="float">
            <text:p>0.598812884321192</text:p>
          </table:table-cell>
          <table:table-cell table:style-name="ce7" table:formula="of:=([.I12]-[.$I$44])^2" office:value-type="float" office:value="0.000157597522277" calcext:value-type="float">
            <text:p>0.000157597522277</text:p>
          </table:table-cell>
          <table:table-cell table:number-columns-repeated="4"/>
        </table:table-row>
        <table:table-row table:style-name="ro1"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0.113" calcext:value-type="float">
            <text:p>0.113</text:p>
          </table:table-cell>
          <table:table-cell table:style-name="ce7" office:value-type="float" office:value="0.177" calcext:value-type="float">
            <text:p>0.17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0.324" calcext:value-type="float">
            <text:p>0.324</text:p>
          </table:table-cell>
          <table:table-cell table:style-name="ce7" office:value-type="float" office:value="6.72" calcext:value-type="float">
            <text:p>6.72</text:p>
          </table:table-cell>
          <table:table-cell table:style-name="ce7" office:value-type="float" office:value="6.778" calcext:value-type="float">
            <text:p>6.778</text:p>
          </table:table-cell>
          <table:table-cell table:style-name="ce7" table:formula="of:=([.B13]*SIN([.E13]*PI()/(180*2))^2+[.C13]*SIN([.G13]*PI()/(180*2))^2)/([.B13]*SIN([.D13]*PI()/(180*2))^2)" office:value-type="float" office:value="0.58661522995514" calcext:value-type="float">
            <text:p>0.58661522995514</text:p>
          </table:table-cell>
          <table:table-cell table:style-name="ce7" table:formula="of:=([.I13]-[.$I$44])^2" office:value-type="float" office:value="0.00000012682915469776" calcext:value-type="float">
            <text:p>1.26829154697757E-07</text:p>
          </table:table-cell>
          <table:table-cell table:number-columns-repeated="4"/>
        </table:table-row>
        <table:table-row table:style-name="ro1"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0.113" calcext:value-type="float">
            <text:p>0.113</text:p>
          </table:table-cell>
          <table:table-cell table:style-name="ce7" office:value-type="float" office:value="0.177" calcext:value-type="float">
            <text:p>0.17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324" calcext:value-type="float">
            <text:p>0.324</text:p>
          </table:table-cell>
          <table:table-cell table:style-name="ce7" office:value-type="float" office:value="6.9" calcext:value-type="float">
            <text:p>6.9</text:p>
          </table:table-cell>
          <table:table-cell table:style-name="ce7" office:value-type="float" office:value="6.778" calcext:value-type="float">
            <text:p>6.778</text:p>
          </table:table-cell>
          <table:table-cell table:style-name="ce7" table:formula="of:=([.B14]*SIN([.E14]*PI()/(180*2))^2+[.C14]*SIN([.G14]*PI()/(180*2))^2)/([.B14]*SIN([.D14]*PI()/(180*2))^2)" office:value-type="float" office:value="0.61832059547791" calcext:value-type="float">
            <text:p>0.61832059547791</text:p>
          </table:table-cell>
          <table:table-cell table:style-name="ce7" table:formula="of:=([.I14]-[.$I$44])^2" office:value-type="float" office:value="0.00102793954717427" calcext:value-type="float">
            <text:p>0.00102793954717427</text:p>
          </table:table-cell>
          <table:table-cell table:number-columns-repeated="4"/>
        </table:table-row>
        <table:table-row table:style-name="ro1"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0.113" calcext:value-type="float">
            <text:p>0.113</text:p>
          </table:table-cell>
          <table:table-cell table:style-name="ce7" office:value-type="float" office:value="0.177" calcext:value-type="float">
            <text:p>0.17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324" calcext:value-type="float">
            <text:p>0.324</text:p>
          </table:table-cell>
          <table:table-cell table:style-name="ce7" office:value-type="float" office:value="6.7" calcext:value-type="float">
            <text:p>6.7</text:p>
          </table:table-cell>
          <table:table-cell table:style-name="ce7" office:value-type="float" office:value="6.778" calcext:value-type="float">
            <text:p>6.778</text:p>
          </table:table-cell>
          <table:table-cell table:style-name="ce7" table:formula="of:=([.B15]*SIN([.E15]*PI()/(180*2))^2+[.C15]*SIN([.G15]*PI()/(180*2))^2)/([.B15]*SIN([.D15]*PI()/(180*2))^2)" office:value-type="float" office:value="0.583084118116333" calcext:value-type="float">
            <text:p>0.583084118116333</text:p>
          </table:table-cell>
          <table:table-cell table:style-name="ce7" table:formula="of:=([.I15]-[.$I$44])^2" office:value-type="float" office:value="0.0000100805045255554" calcext:value-type="float">
            <text:p>1.00805045255554E-05</text:p>
          </table:table-cell>
          <table:table-cell table:number-columns-repeated="4"/>
        </table:table-row>
        <table:table-row table:style-name="ro1"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0.113" calcext:value-type="float">
            <text:p>0.113</text:p>
          </table:table-cell>
          <table:table-cell table:style-name="ce7" office:value-type="float" office:value="0.177" calcext:value-type="float">
            <text:p>0.17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0.324" calcext:value-type="float">
            <text:p>0.324</text:p>
          </table:table-cell>
          <table:table-cell table:style-name="ce7" office:value-type="float" office:value="6.78" calcext:value-type="float">
            <text:p>6.78</text:p>
          </table:table-cell>
          <table:table-cell table:style-name="ce7" office:value-type="float" office:value="6.778" calcext:value-type="float">
            <text:p>6.778</text:p>
          </table:table-cell>
          <table:table-cell table:style-name="ce7" table:formula="of:=([.B16]*SIN([.E16]*PI()/(180*2))^2+[.C16]*SIN([.G16]*PI()/(180*2))^2)/([.B16]*SIN([.D16]*PI()/(180*2))^2)" office:value-type="float" office:value="0.597108811759869" calcext:value-type="float">
            <text:p>0.597108811759869</text:p>
          </table:table-cell>
          <table:table-cell table:style-name="ce7" table:formula="of:=([.I16]-[.$I$44])^2" office:value-type="float" office:value="0.000117716263848621" calcext:value-type="float">
            <text:p>0.000117716263848621</text:p>
          </table:table-cell>
          <table:table-cell table:number-columns-repeated="4"/>
        </table:table-row>
        <table:table-row table:style-name="ro1">
          <table:table-cell table:style-name="ce17" office:value-type="float" office:value="3.1" calcext:value-type="float">
            <text:p>3.1</text:p>
          </table:table-cell>
          <table:table-cell table:style-name="ce17" office:value-type="float" office:value="0.113" calcext:value-type="float">
            <text:p>0.113</text:p>
          </table:table-cell>
          <table:table-cell table:style-name="ce17" office:value-type="float" office:value="0.177" calcext:value-type="float">
            <text:p>0.17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table:formula="of:=AVERAGE([.E17:.E21])" office:value-type="float" office:value="0.426" calcext:value-type="float">
            <text:p>0.426</text:p>
          </table:table-cell>
          <table:table-cell table:style-name="ce17" office:value-type="float" office:value="7.51" calcext:value-type="float">
            <text:p>7.51</text:p>
          </table:table-cell>
          <table:table-cell table:style-name="ce17" table:formula="of:=AVERAGE([.G17:.G21])" office:value-type="float" office:value="7.448" calcext:value-type="float">
            <text:p>7.448</text:p>
          </table:table-cell>
          <table:table-cell table:style-name="ce17" table:formula="of:=([.B17]*SIN([.E17]*PI()/(180*2))^2+[.C17]*SIN([.G17]*PI()/(180*2))^2)/([.B17]*SIN([.D17]*PI()/(180*2))^2)" office:value-type="float" office:value="0.616092594594327" calcext:value-type="float">
            <text:p>0.616092594594327</text:p>
          </table:table-cell>
          <table:table-cell table:style-name="ce17" table:formula="of:=([.I17]-[.$I$44])^2" office:value-type="float" office:value="0.000890037450789278" calcext:value-type="float">
            <text:p>0.000890037450789278</text:p>
          </table:table-cell>
          <table:table-cell table:number-columns-repeated="4"/>
        </table:table-row>
        <table:table-row table:style-name="ro1">
          <table:table-cell table:style-name="ce17" office:value-type="float" office:value="3.2" calcext:value-type="float">
            <text:p>3.2</text:p>
          </table:table-cell>
          <table:table-cell table:style-name="ce17" office:value-type="float" office:value="0.113" calcext:value-type="float">
            <text:p>0.113</text:p>
          </table:table-cell>
          <table:table-cell table:style-name="ce17" office:value-type="float" office:value="0.177" calcext:value-type="float">
            <text:p>0.17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.43" calcext:value-type="float">
            <text:p>0.43</text:p>
          </table:table-cell>
          <table:table-cell table:style-name="ce17" office:value-type="float" office:value="0.426" calcext:value-type="float">
            <text:p>0.426</text:p>
          </table:table-cell>
          <table:table-cell table:style-name="ce17" office:value-type="float" office:value="7.51" calcext:value-type="float">
            <text:p>7.51</text:p>
          </table:table-cell>
          <table:table-cell table:style-name="ce17" office:value-type="float" office:value="7.448" calcext:value-type="float">
            <text:p>7.448</text:p>
          </table:table-cell>
          <table:table-cell table:style-name="ce17" table:formula="of:=([.B18]*SIN([.E18]*PI()/(180*2))^2+[.C18]*SIN([.G18]*PI()/(180*2))^2)/([.B18]*SIN([.D18]*PI()/(180*2))^2)" office:value-type="float" office:value="0.616151838073484" calcext:value-type="float">
            <text:p>0.616151838073484</text:p>
          </table:table-cell>
          <table:table-cell table:style-name="ce17" table:formula="of:=([.I18]-[.$I$44])^2" office:value-type="float" office:value="0.000893575840710886" calcext:value-type="float">
            <text:p>0.000893575840710886</text:p>
          </table:table-cell>
          <table:table-cell table:number-columns-repeated="4"/>
        </table:table-row>
        <table:table-row table:style-name="ro1">
          <table:table-cell table:style-name="ce17" office:value-type="float" office:value="3.3" calcext:value-type="float">
            <text:p>3.3</text:p>
          </table:table-cell>
          <table:table-cell table:style-name="ce17" office:value-type="float" office:value="0.113" calcext:value-type="float">
            <text:p>0.113</text:p>
          </table:table-cell>
          <table:table-cell table:style-name="ce17" office:value-type="float" office:value="0.177" calcext:value-type="float">
            <text:p>0.17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.43" calcext:value-type="float">
            <text:p>0.43</text:p>
          </table:table-cell>
          <table:table-cell table:style-name="ce17" office:value-type="float" office:value="0.426" calcext:value-type="float">
            <text:p>0.426</text:p>
          </table:table-cell>
          <table:table-cell table:style-name="ce17" office:value-type="float" office:value="7.3" calcext:value-type="float">
            <text:p>7.3</text:p>
          </table:table-cell>
          <table:table-cell table:style-name="ce17" office:value-type="float" office:value="7.448" calcext:value-type="float">
            <text:p>7.448</text:p>
          </table:table-cell>
          <table:table-cell table:style-name="ce17" table:formula="of:=([.B19]*SIN([.E19]*PI()/(180*2))^2+[.C19]*SIN([.G19]*PI()/(180*2))^2)/([.B19]*SIN([.D19]*PI()/(180*2))^2)" office:value-type="float" office:value="0.582292002921207" calcext:value-type="float">
            <text:p>0.582292002921207</text:p>
          </table:table-cell>
          <table:table-cell table:style-name="ce17" table:formula="of:=([.I19]-[.$I$44])^2" office:value-type="float" office:value="0.0000157378524402934" calcext:value-type="float">
            <text:p>1.57378524402934E-05</text:p>
          </table:table-cell>
          <table:table-cell table:number-columns-repeated="4"/>
        </table:table-row>
        <table:table-row table:style-name="ro1">
          <table:table-cell table:style-name="ce17" office:value-type="float" office:value="3.4" calcext:value-type="float">
            <text:p>3.4</text:p>
          </table:table-cell>
          <table:table-cell table:style-name="ce17" office:value-type="float" office:value="0.113" calcext:value-type="float">
            <text:p>0.113</text:p>
          </table:table-cell>
          <table:table-cell table:style-name="ce17" office:value-type="float" office:value="0.177" calcext:value-type="float">
            <text:p>0.17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.43" calcext:value-type="float">
            <text:p>0.43</text:p>
          </table:table-cell>
          <table:table-cell table:style-name="ce17" office:value-type="float" office:value="0.426" calcext:value-type="float">
            <text:p>0.426</text:p>
          </table:table-cell>
          <table:table-cell table:style-name="ce17" office:value-type="float" office:value="7.53" calcext:value-type="float">
            <text:p>7.53</text:p>
          </table:table-cell>
          <table:table-cell table:style-name="ce17" office:value-type="float" office:value="7.448" calcext:value-type="float">
            <text:p>7.448</text:p>
          </table:table-cell>
          <table:table-cell table:style-name="ce17" table:formula="of:=([.B20]*SIN([.E20]*PI()/(180*2))^2+[.C20]*SIN([.G20]*PI()/(180*2))^2)/([.B20]*SIN([.D20]*PI()/(180*2))^2)" office:value-type="float" office:value="0.619426380877733" calcext:value-type="float">
            <text:p>0.619426380877733</text:p>
          </table:table-cell>
          <table:table-cell table:style-name="ce17" table:formula="of:=([.I20]-[.$I$44])^2" office:value-type="float" office:value="0.00110006857760991" calcext:value-type="float">
            <text:p>0.00110006857760991</text:p>
          </table:table-cell>
          <table:table-cell table:number-columns-repeated="4"/>
        </table:table-row>
        <table:table-row table:style-name="ro1"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0.113" calcext:value-type="float">
            <text:p>0.113</text:p>
          </table:table-cell>
          <table:table-cell table:style-name="ce17" office:value-type="float" office:value="0.177" calcext:value-type="float">
            <text:p>0.17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426" calcext:value-type="float">
            <text:p>0.426</text:p>
          </table:table-cell>
          <table:table-cell table:style-name="ce17" office:value-type="float" office:value="7.39" calcext:value-type="float">
            <text:p>7.39</text:p>
          </table:table-cell>
          <table:table-cell table:style-name="ce17" office:value-type="float" office:value="7.448" calcext:value-type="float">
            <text:p>7.448</text:p>
          </table:table-cell>
          <table:table-cell table:style-name="ce17" table:formula="of:=([.B21]*SIN([.E21]*PI()/(180*2))^2+[.C21]*SIN([.G21]*PI()/(180*2))^2)/([.B21]*SIN([.D21]*PI()/(180*2))^2)" office:value-type="float" office:value="0.59662719118678" calcext:value-type="float">
            <text:p>0.59662719118678</text:p>
          </table:table-cell>
          <table:table-cell table:style-name="ce17" table:formula="of:=([.I21]-[.$I$44])^2" office:value-type="float" office:value="0.000107497332609146" calcext:value-type="float">
            <text:p>0.000107497332609146</text:p>
          </table:table-cell>
          <table:table-cell table:number-columns-repeated="4"/>
        </table:table-row>
        <table:table-row table:style-name="ro1"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77" calcext:value-type="float">
            <text:p>0.17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54" calcext:value-type="float">
            <text:p>0.54</text:p>
          </table:table-cell>
          <table:table-cell table:style-name="ce13" table:formula="of:=AVERAGE([.E22:.E26])" office:value-type="float" office:value="0.538" calcext:value-type="float">
            <text:p>0.538</text:p>
          </table:table-cell>
          <table:table-cell table:style-name="ce13" office:value-type="float" office:value="8.03" calcext:value-type="float">
            <text:p>8.03</text:p>
          </table:table-cell>
          <table:table-cell table:style-name="ce13" table:formula="of:=AVERAGE([.G22:.G26])" office:value-type="float" office:value="7.93" calcext:value-type="float">
            <text:p>7.93</text:p>
          </table:table-cell>
          <table:table-cell table:style-name="ce13" table:formula="of:=([.B22]*SIN([.E22]*PI()/(180*2))^2+[.C22]*SIN([.G22]*PI()/(180*2))^2)/([.B22]*SIN([.D22]*PI()/(180*2))^2)" office:value-type="float" office:value="0.600960937686814" calcext:value-type="float">
            <text:p>0.600960937686814</text:p>
          </table:table-cell>
          <table:table-cell table:style-name="ce13" table:formula="of:=([.I22]-[.$I$44])^2" office:value-type="float" office:value="0.000216144056541215" calcext:value-type="float">
            <text:p>0.000216144056541215</text:p>
          </table:table-cell>
          <table:table-cell table:number-columns-repeated="4"/>
        </table:table-row>
        <table:table-row table:style-name="ro1"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77" calcext:value-type="float">
            <text:p>0.17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53" calcext:value-type="float">
            <text:p>0.53</text:p>
          </table:table-cell>
          <table:table-cell table:style-name="ce13" office:value-type="float" office:value="0.538" calcext:value-type="float">
            <text:p>0.538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table:formula="of:=([.B23]*SIN([.E23]*PI()/(180*2))^2+[.C23]*SIN([.G23]*PI()/(180*2))^2)/([.B23]*SIN([.D23]*PI()/(180*2))^2)" office:value-type="float" office:value="0.596435559127862" calcext:value-type="float">
            <text:p>0.596435559127862</text:p>
          </table:table-cell>
          <table:table-cell table:style-name="ce13" table:formula="of:=([.I23]-[.$I$44])^2" office:value-type="float" office:value="0.000103560337804705" calcext:value-type="float">
            <text:p>0.000103560337804705</text:p>
          </table:table-cell>
          <table:table-cell table:number-columns-repeated="4"/>
        </table:table-row>
        <table:table-row table:style-name="ro1">
          <table:table-cell table:style-name="ce13" office:value-type="float" office:value="4.3" calcext:value-type="float">
            <text:p>4.3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77" calcext:value-type="float">
            <text:p>0.17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55" calcext:value-type="float">
            <text:p>0.55</text:p>
          </table:table-cell>
          <table:table-cell table:style-name="ce13" office:value-type="float" office:value="0.538" calcext:value-type="float">
            <text:p>0.538</text:p>
          </table:table-cell>
          <table:table-cell table:style-name="ce13" office:value-type="float" office:value="7.87" calcext:value-type="float">
            <text:p>7.87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table:formula="of:=([.B24]*SIN([.E24]*PI()/(180*2))^2+[.C24]*SIN([.G24]*PI()/(180*2))^2)/([.B24]*SIN([.D24]*PI()/(180*2))^2)" office:value-type="float" office:value="0.57742122362816" calcext:value-type="float">
            <text:p>0.57742122362816</text:p>
          </table:table-cell>
          <table:table-cell table:style-name="ce13" table:formula="of:=([.I24]-[.$I$44])^2" office:value-type="float" office:value="0.0000781080436321307" calcext:value-type="float">
            <text:p>7.81080436321307E-05</text:p>
          </table:table-cell>
          <table:table-cell table:number-columns-repeated="4"/>
        </table:table-row>
        <table:table-row table:style-name="ro1">
          <table:table-cell table:style-name="ce13" office:value-type="float" office:value="4.4" calcext:value-type="float">
            <text:p>4.4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77" calcext:value-type="float">
            <text:p>0.17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54" calcext:value-type="float">
            <text:p>0.54</text:p>
          </table:table-cell>
          <table:table-cell table:style-name="ce13" office:value-type="float" office:value="0.538" calcext:value-type="float">
            <text:p>0.538</text:p>
          </table:table-cell>
          <table:table-cell table:style-name="ce13" office:value-type="float" office:value="7.83" calcext:value-type="float">
            <text:p>7.83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table:formula="of:=([.B25]*SIN([.E25]*PI()/(180*2))^2+[.C25]*SIN([.G25]*PI()/(180*2))^2)/([.B25]*SIN([.D25]*PI()/(180*2))^2)" office:value-type="float" office:value="0.571529086424156" calcext:value-type="float">
            <text:p>0.571529086424156</text:p>
          </table:table-cell>
          <table:table-cell table:style-name="ce13" table:formula="of:=([.I25]-[.$I$44])^2" office:value-type="float" office:value="0.000216973274724505" calcext:value-type="float">
            <text:p>0.000216973274724505</text:p>
          </table:table-cell>
          <table:table-cell table:number-columns-repeated="4"/>
        </table:table-row>
        <table:table-row table:style-name="ro1">
          <table:table-cell table:style-name="ce13" office:value-type="float" office:value="4.5" calcext:value-type="float">
            <text:p>4.5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77" calcext:value-type="float">
            <text:p>0.177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.53" calcext:value-type="float">
            <text:p>0.53</text:p>
          </table:table-cell>
          <table:table-cell table:style-name="ce13" office:value-type="float" office:value="0.538" calcext:value-type="float">
            <text:p>0.538</text:p>
          </table:table-cell>
          <table:table-cell table:style-name="ce13" office:value-type="float" office:value="7.92" calcext:value-type="float">
            <text:p>7.92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table:formula="of:=([.B26]*SIN([.E26]*PI()/(180*2))^2+[.C26]*SIN([.G26]*PI()/(180*2))^2)/([.B26]*SIN([.D26]*PI()/(180*2))^2)" office:value-type="float" office:value="0.58461856246729" calcext:value-type="float">
            <text:p>0.58461856246729</text:p>
          </table:table-cell>
          <table:table-cell table:style-name="ce13" table:formula="of:=([.I26]-[.$I$44])^2" office:value-type="float" office:value="0.00000269136058737768" calcext:value-type="float">
            <text:p>2.69136058737768E-06</text:p>
          </table:table-cell>
          <table:table-cell table:number-columns-repeated="4"/>
        </table:table-row>
        <table:table-row table:style-name="ro1">
          <table:table-cell table:style-name="ce15" office:value-type="float" office:value="5.1" calcext:value-type="float">
            <text:p>5.1</text:p>
          </table:table-cell>
          <table:table-cell table:style-name="ce15" office:value-type="float" office:value="0.113" calcext:value-type="float">
            <text:p>0.113</text:p>
          </table:table-cell>
          <table:table-cell table:style-name="ce15" office:value-type="float" office:value="0.177" calcext:value-type="float">
            <text:p>0.17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table:formula="of:=AVERAGE([.E27:.E31])" office:value-type="float" office:value="0.67" calcext:value-type="float">
            <text:p>0.67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table:formula="of:=AVERAGE([.G27:.G31])" office:value-type="float" office:value="8.538" calcext:value-type="float">
            <text:p>8.538</text:p>
          </table:table-cell>
          <table:table-cell table:style-name="ce15" table:formula="of:=([.B27]*SIN([.E27]*PI()/(180*2))^2+[.C27]*SIN([.G27]*PI()/(180*2))^2)/([.B27]*SIN([.D27]*PI()/(180*2))^2)" office:value-type="float" office:value="0.588272877861202" calcext:value-type="float">
            <text:p>0.588272877861202</text:p>
          </table:table-cell>
          <table:table-cell table:style-name="ce15" table:formula="of:=([.I27]-[.$I$44])^2" office:value-type="float" office:value="0.00000405530472216555" calcext:value-type="float">
            <text:p>4.05530472216555E-06</text:p>
          </table:table-cell>
          <table:table-cell table:number-columns-repeated="4"/>
        </table:table-row>
        <table:table-row table:style-name="ro1">
          <table:table-cell table:style-name="ce15" office:value-type="float" office:value="5.2" calcext:value-type="float">
            <text:p>5.2</text:p>
          </table:table-cell>
          <table:table-cell table:style-name="ce15" office:value-type="float" office:value="0.113" calcext:value-type="float">
            <text:p>0.113</text:p>
          </table:table-cell>
          <table:table-cell table:style-name="ce15" office:value-type="float" office:value="0.177" calcext:value-type="float">
            <text:p>0.17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8.72" calcext:value-type="float">
            <text:p>8.72</text:p>
          </table:table-cell>
          <table:table-cell table:style-name="ce15" office:value-type="float" office:value="8.538" calcext:value-type="float">
            <text:p>8.538</text:p>
          </table:table-cell>
          <table:table-cell table:style-name="ce15" table:formula="of:=([.B28]*SIN([.E28]*PI()/(180*2))^2+[.C28]*SIN([.G28]*PI()/(180*2))^2)/([.B28]*SIN([.D28]*PI()/(180*2))^2)" office:value-type="float" office:value="0.611901017645489" calcext:value-type="float">
            <text:p>0.611901017645489</text:p>
          </table:table-cell>
          <table:table-cell table:style-name="ce15" table:formula="of:=([.I28]-[.$I$44])^2" office:value-type="float" office:value="0.000657507984440961" calcext:value-type="float">
            <text:p>0.000657507984440961</text:p>
          </table:table-cell>
          <table:table-cell table:number-columns-repeated="4"/>
        </table:table-row>
        <table:table-row table:style-name="ro1">
          <table:table-cell table:style-name="ce15" office:value-type="float" office:value="5.3" calcext:value-type="float">
            <text:p>5.3</text:p>
          </table:table-cell>
          <table:table-cell table:style-name="ce15" office:value-type="float" office:value="0.113" calcext:value-type="float">
            <text:p>0.113</text:p>
          </table:table-cell>
          <table:table-cell table:style-name="ce15" office:value-type="float" office:value="0.177" calcext:value-type="float">
            <text:p>0.177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0.67" calcext:value-type="float">
            <text:p>0.67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8.538" calcext:value-type="float">
            <text:p>8.538</text:p>
          </table:table-cell>
          <table:table-cell table:style-name="ce15" table:formula="of:=([.B29]*SIN([.E29]*PI()/(180*2))^2+[.C29]*SIN([.G29]*PI()/(180*2))^2)/([.B29]*SIN([.D29]*PI()/(180*2))^2)" office:value-type="float" office:value="0.5639689086116" calcext:value-type="float">
            <text:p>0.5639689086116</text:p>
          </table:table-cell>
          <table:table-cell table:style-name="ce15" table:formula="of:=([.I29]-[.$I$44])^2" office:value-type="float" office:value="0.00049685259396726" calcext:value-type="float">
            <text:p>0.00049685259396726</text:p>
          </table:table-cell>
          <table:table-cell table:number-columns-repeated="4"/>
        </table:table-row>
        <table:table-row table:style-name="ro1">
          <table:table-cell table:style-name="ce15" office:value-type="float" office:value="5.4" calcext:value-type="float">
            <text:p>5.4</text:p>
          </table:table-cell>
          <table:table-cell table:style-name="ce15" office:value-type="float" office:value="0.113" calcext:value-type="float">
            <text:p>0.113</text:p>
          </table:table-cell>
          <table:table-cell table:style-name="ce15" office:value-type="float" office:value="0.177" calcext:value-type="float">
            <text:p>0.177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0.67" calcext:value-type="float">
            <text:p>0.67</text:p>
          </table:table-cell>
          <table:table-cell table:style-name="ce15" office:value-type="float" office:value="8.39" calcext:value-type="float">
            <text:p>8.39</text:p>
          </table:table-cell>
          <table:table-cell table:style-name="ce15" office:value-type="float" office:value="8.538" calcext:value-type="float">
            <text:p>8.538</text:p>
          </table:table-cell>
          <table:table-cell table:style-name="ce15" table:formula="of:=([.B30]*SIN([.E30]*PI()/(180*2))^2+[.C30]*SIN([.G30]*PI()/(180*2))^2)/([.B30]*SIN([.D30]*PI()/(180*2))^2)" office:value-type="float" office:value="0.566651503869017" calcext:value-type="float">
            <text:p>0.566651503869017</text:p>
          </table:table-cell>
          <table:table-cell table:style-name="ce15" table:formula="of:=([.I30]-[.$I$44])^2" office:value-type="float" office:value="0.000384457792464545" calcext:value-type="float">
            <text:p>0.000384457792464545</text:p>
          </table:table-cell>
          <table:table-cell table:number-columns-repeated="4"/>
        </table:table-row>
        <table:table-row table:style-name="ro1"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113" calcext:value-type="float">
            <text:p>0.113</text:p>
          </table:table-cell>
          <table:table-cell table:style-name="ce15" office:value-type="float" office:value="0.177" calcext:value-type="float">
            <text:p>0.177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2" table:style-name="ce15" office:value-type="float" office:value="0.67" calcext:value-type="float">
            <text:p>0.67</text:p>
          </table:table-cell>
          <table:table-cell table:style-name="ce15" office:value-type="float" office:value="8.66" calcext:value-type="float">
            <text:p>8.66</text:p>
          </table:table-cell>
          <table:table-cell table:style-name="ce15" office:value-type="float" office:value="8.538" calcext:value-type="float">
            <text:p>8.538</text:p>
          </table:table-cell>
          <table:table-cell table:style-name="ce15" table:formula="of:=([.B31]*SIN([.E31]*PI()/(180*2))^2+[.C31]*SIN([.G31]*PI()/(180*2))^2)/([.B31]*SIN([.D31]*PI()/(180*2))^2)" office:value-type="float" office:value="0.603488547191794" calcext:value-type="float">
            <text:p>0.603488547191794</text:p>
          </table:table-cell>
          <table:table-cell table:style-name="ce15" table:formula="of:=([.I31]-[.$I$44])^2" office:value-type="float" office:value="0.000296853880034281" calcext:value-type="float">
            <text:p>0.000296853880034281</text:p>
          </table:table-cell>
          <table:table-cell table:number-columns-repeated="4"/>
        </table:table-row>
        <table:table-row table:style-name="ro1">
          <table:table-cell table:style-name="ce20" office:value-type="float" office:value="6.1" calcext:value-type="float">
            <text:p>6.1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0" office:value-type="float" office:value="0.177" calcext:value-type="float">
            <text:p>0.17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table:formula="of:=AVERAGE([.E32:.E36])" office:value-type="float" office:value="0.818" calcext:value-type="float">
            <text:p>0.818</text:p>
          </table:table-cell>
          <table:table-cell table:style-name="ce20" office:value-type="float" office:value="8.89" calcext:value-type="float">
            <text:p>8.89</text:p>
          </table:table-cell>
          <table:table-cell table:style-name="ce20" table:formula="of:=AVERAGE([.G32:.G36])" office:value-type="float" office:value="8.982" calcext:value-type="float">
            <text:p>8.982</text:p>
          </table:table-cell>
          <table:table-cell table:style-name="ce20" table:formula="of:=([.B32]*SIN([.E32]*PI()/(180*2))^2+[.C32]*SIN([.G32]*PI()/(180*2))^2)/([.B32]*SIN([.D32]*PI()/(180*2))^2)" office:value-type="float" office:value="0.555243522620775" calcext:value-type="float">
            <text:p>0.555243522620775</text:p>
          </table:table-cell>
          <table:table-cell table:style-name="ce20" table:formula="of:=([.I32]-[.$I$44])^2" office:value-type="float" office:value="0.000961965987063264" calcext:value-type="float">
            <text:p>0.000961965987063264</text:p>
          </table:table-cell>
          <table:table-cell table:number-columns-repeated="4"/>
        </table:table-row>
        <table:table-row table:style-name="ro1">
          <table:table-cell table:style-name="ce20" office:value-type="float" office:value="6.2" calcext:value-type="float">
            <text:p>6.2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0" office:value-type="float" office:value="0.177" calcext:value-type="float">
            <text:p>0.17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818" calcext:value-type="float">
            <text:p>0.818</text:p>
          </table:table-cell>
          <table:table-cell table:style-name="ce20" office:value-type="float" office:value="9.12" calcext:value-type="float">
            <text:p>9.12</text:p>
          </table:table-cell>
          <table:table-cell table:style-name="ce20" office:value-type="float" office:value="8.984" calcext:value-type="float">
            <text:p>8.984</text:p>
          </table:table-cell>
          <table:table-cell table:style-name="ce20" table:formula="of:=([.B33]*SIN([.E33]*PI()/(180*2))^2+[.C33]*SIN([.G33]*PI()/(180*2))^2)/([.B33]*SIN([.D33]*PI()/(180*2))^2)" office:value-type="float" office:value="0.584126772840297" calcext:value-type="float">
            <text:p>0.584126772840297</text:p>
          </table:table-cell>
          <table:table-cell table:style-name="ce20" table:formula="of:=([.I33]-[.$I$44])^2" office:value-type="float" office:value="0.00000454681546513735" calcext:value-type="float">
            <text:p>4.54681546513735E-06</text:p>
          </table:table-cell>
          <table:table-cell table:number-columns-repeated="4"/>
        </table:table-row>
        <table:table-row table:style-name="ro1">
          <table:table-cell table:style-name="ce20" office:value-type="float" office:value="6.3" calcext:value-type="float">
            <text:p>6.3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0" office:value-type="float" office:value="0.177" calcext:value-type="float">
            <text:p>0.17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.81" calcext:value-type="float">
            <text:p>0.81</text:p>
          </table:table-cell>
          <table:table-cell table:style-name="ce20" office:value-type="float" office:value="0.818" calcext:value-type="float">
            <text:p>0.818</text:p>
          </table:table-cell>
          <table:table-cell table:style-name="ce20" office:value-type="float" office:value="9.06" calcext:value-type="float">
            <text:p>9.06</text:p>
          </table:table-cell>
          <table:table-cell table:style-name="ce20" office:value-type="float" office:value="8.984" calcext:value-type="float">
            <text:p>8.984</text:p>
          </table:table-cell>
          <table:table-cell table:style-name="ce20" table:formula="of:=([.B34]*SIN([.E34]*PI()/(180*2))^2+[.C34]*SIN([.G34]*PI()/(180*2))^2)/([.B34]*SIN([.D34]*PI()/(180*2))^2)" office:value-type="float" office:value="0.576448622744764" calcext:value-type="float">
            <text:p>0.576448622744764</text:p>
          </table:table-cell>
          <table:table-cell table:style-name="ce20" table:formula="of:=([.I34]-[.$I$44])^2" office:value-type="float" office:value="0.0000962454471784709" calcext:value-type="float">
            <text:p>9.62454471784709E-05</text:p>
          </table:table-cell>
          <table:table-cell table:number-columns-repeated="4"/>
        </table:table-row>
        <table:table-row table:style-name="ro1">
          <table:table-cell table:style-name="ce20" office:value-type="float" office:value="6.4" calcext:value-type="float">
            <text:p>6.4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0" office:value-type="float" office:value="0.177" calcext:value-type="float">
            <text:p>0.17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818" calcext:value-type="float">
            <text:p>0.818</text:p>
          </table:table-cell>
          <table:table-cell table:style-name="ce20" office:value-type="float" office:value="8.95" calcext:value-type="float">
            <text:p>8.95</text:p>
          </table:table-cell>
          <table:table-cell table:style-name="ce20" office:value-type="float" office:value="8.984" calcext:value-type="float">
            <text:p>8.984</text:p>
          </table:table-cell>
          <table:table-cell table:style-name="ce20" table:formula="of:=([.B35]*SIN([.E35]*PI()/(180*2))^2+[.C35]*SIN([.G35]*PI()/(180*2))^2)/([.B35]*SIN([.D35]*PI()/(180*2))^2)" office:value-type="float" office:value="0.562707744406677" calcext:value-type="float">
            <text:p>0.562707744406677</text:p>
          </table:table-cell>
          <table:table-cell table:style-name="ce20" table:formula="of:=([.I35]-[.$I$44])^2" office:value-type="float" office:value="0.0005546663099596" calcext:value-type="float">
            <text:p>0.0005546663099596</text:p>
          </table:table-cell>
          <table:table-cell table:number-columns-repeated="4"/>
        </table:table-row>
        <table:table-row table:style-name="ro1">
          <table:table-cell table:style-name="ce20" office:value-type="float" office:value="6.5" calcext:value-type="float">
            <text:p>6.5</text:p>
          </table:table-cell>
          <table:table-cell table:style-name="ce20" office:value-type="float" office:value="0.113" calcext:value-type="float">
            <text:p>0.113</text:p>
          </table:table-cell>
          <table:table-cell table:style-name="ce20" office:value-type="float" office:value="0.177" calcext:value-type="float">
            <text:p>0.17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0.818" calcext:value-type="float">
            <text:p>0.818</text:p>
          </table:table-cell>
          <table:table-cell table:style-name="ce20" office:value-type="float" office:value="8.89" calcext:value-type="float">
            <text:p>8.89</text:p>
          </table:table-cell>
          <table:table-cell table:style-name="ce20" office:value-type="float" office:value="8.984" calcext:value-type="float">
            <text:p>8.984</text:p>
          </table:table-cell>
          <table:table-cell table:style-name="ce20" table:formula="of:=([.B36]*SIN([.E36]*PI()/(180*2))^2+[.C36]*SIN([.G36]*PI()/(180*2))^2)/([.B36]*SIN([.D36]*PI()/(180*2))^2)" office:value-type="float" office:value="0.555243522620775" calcext:value-type="float">
            <text:p>0.555243522620775</text:p>
          </table:table-cell>
          <table:table-cell table:style-name="ce20" table:formula="of:=([.I36]-[.$I$44])^2" office:value-type="float" office:value="0.000961965987063264" calcext:value-type="float">
            <text:p>0.000961965987063264</text:p>
          </table:table-cell>
          <table:table-cell table:number-columns-repeated="4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table:formula="of:=AVERAGE([.E37:.E41])" office:value-type="float" office:value="0.804" calcext:value-type="float">
            <text:p>0.804</text:p>
          </table:table-cell>
          <table:table-cell office:value-type="float" office:value="9.12" calcext:value-type="float">
            <text:p>9.12</text:p>
          </table:table-cell>
          <table:table-cell table:formula="of:=AVERAGE([.G37:.G41])" office:value-type="float" office:value="9.148" calcext:value-type="float">
            <text:p>9.148</text:p>
          </table:table-cell>
          <table:table-cell table:formula="of:=([.B37]*SIN([.E37]*PI()/(180*2))^2+[.C37]*SIN([.G37]*PI()/(180*2))^2)/([.B37]*SIN([.D37]*PI()/(180*2))^2)" office:value-type="float" office:value="0.513669944287782" calcext:value-type="float">
            <text:p>0.513669944287782</text:p>
          </table:table-cell>
          <table:table-cell table:formula="of:=([.I37]-[.$I$44])^2" office:value-type="float" office:value="0.00526918540272881" calcext:value-type="float">
            <text:p>0.00526918540272881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16" calcext:value-type="float">
            <text:p>16</text:p>
          </table:table-cell>
          <table:table-cell office:value-type="float" office:value="0.79" calcext:value-type="float">
            <text:p>0.79</text:p>
          </table:table-cell>
          <table:table-cell office:value-type="float" office:value="0.804" calcext:value-type="float">
            <text:p>0.804</text:p>
          </table:table-cell>
          <table:table-cell office:value-type="float" office:value="9.16" calcext:value-type="float">
            <text:p>9.16</text:p>
          </table:table-cell>
          <table:table-cell office:value-type="float" office:value="9.148" calcext:value-type="float">
            <text:p>9.148</text:p>
          </table:table-cell>
          <table:table-cell table:formula="of:=([.B38]*SIN([.E38]*PI()/(180*2))^2+[.C38]*SIN([.G38]*PI()/(180*2))^2)/([.B38]*SIN([.D38]*PI()/(180*2))^2)" office:value-type="float" office:value="0.518091493710156" calcext:value-type="float">
            <text:p>0.518091493710156</text:p>
          </table:table-cell>
          <table:table-cell table:formula="of:=([.I38]-[.$I$44])^2" office:value-type="float" office:value="0.00464682243057372" calcext:value-type="float">
            <text:p>0.00464682243057372</text:p>
          </table:table-cell>
          <table:table-cell table:number-columns-repeated="4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16" calcext:value-type="float">
            <text:p>16</text:p>
          </table:table-cell>
          <table:table-cell office:value-type="float" office:value="0.79" calcext:value-type="float">
            <text:p>0.79</text:p>
          </table:table-cell>
          <table:table-cell office:value-type="float" office:value="0.804" calcext:value-type="float">
            <text:p>0.804</text:p>
          </table:table-cell>
          <table:table-cell office:value-type="float" office:value="9.2" calcext:value-type="float">
            <text:p>9.2</text:p>
          </table:table-cell>
          <table:table-cell office:value-type="float" office:value="9.148" calcext:value-type="float">
            <text:p>9.148</text:p>
          </table:table-cell>
          <table:table-cell table:formula="of:=([.B39]*SIN([.E39]*PI()/(180*2))^2+[.C39]*SIN([.G39]*PI()/(180*2))^2)/([.B39]*SIN([.D39]*PI()/(180*2))^2)" office:value-type="float" office:value="0.522595011763968" calcext:value-type="float">
            <text:p>0.522595011763968</text:p>
          </table:table-cell>
          <table:table-cell table:formula="of:=([.I39]-[.$I$44])^2" office:value-type="float" office:value="0.00405311602192257" calcext:value-type="float">
            <text:p>0.00405311602192257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16" calcext:value-type="float">
            <text:p>16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9.14" calcext:value-type="float">
            <text:p>9.14</text:p>
          </table:table-cell>
          <table:table-cell office:value-type="float" office:value="9.148" calcext:value-type="float">
            <text:p>9.148</text:p>
          </table:table-cell>
          <table:table-cell table:formula="of:=([.B40]*SIN([.E40]*PI()/(180*2))^2+[.C40]*SIN([.G40]*PI()/(180*2))^2)/([.B40]*SIN([.D40]*PI()/(180*2))^2)" office:value-type="float" office:value="0.516036927076767" calcext:value-type="float">
            <text:p>0.516036927076767</text:p>
          </table:table-cell>
          <table:table-cell table:formula="of:=([.I40]-[.$I$44])^2" office:value-type="float" office:value="0.00493115344982929" calcext:value-type="float">
            <text:p>0.00493115344982929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77" calcext:value-type="float">
            <text:p>0.177</text:p>
          </table:table-cell>
          <table:table-cell office:value-type="float" office:value="16" calcext:value-type="float">
            <text:p>16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9.12" calcext:value-type="float">
            <text:p>9.12</text:p>
          </table:table-cell>
          <table:table-cell office:value-type="float" office:value="9.148" calcext:value-type="float">
            <text:p>9.148</text:p>
          </table:table-cell>
          <table:table-cell table:formula="of:=([.B41]*SIN([.E41]*PI()/(180*2))^2+[.C41]*SIN([.G41]*PI()/(180*2))^2)/([.B41]*SIN([.D41]*PI()/(180*2))^2)" office:value-type="float" office:value="0.513797328227757" calcext:value-type="float">
            <text:p>0.513797328227757</text:p>
          </table:table-cell>
          <table:table-cell table:formula="of:=([.I41]-[.$I$44])^2" office:value-type="float" office:value="0.00525070824430702" calcext:value-type="float">
            <text:p>0.00525070824430702</text:p>
          </table:table-cell>
          <table:table-cell table:number-columns-repeated="4"/>
        </table:table-row>
        <table:table-row table:style-name="ro1">
          <table:table-cell table:style-name="ce23" table:number-columns-repeated="10"/>
          <table:table-cell table:number-columns-repeated="4"/>
        </table:table-row>
        <table:table-row table:style-name="ro2">
          <table:table-cell table:style-name="ce18" office:value-type="string" calcext:value-type="string">
            <text:p>УСЬОГО </text:p>
          </table:table-cell>
          <table:table-cell table:style-name="ce18" table:number-columns-repeated="2"/>
          <table:table-cell table:style-name="ce21" office:value-type="string" calcext:value-type="string">
            <text:p>Імовірність довіри</text:p>
          </table:table-cell>
          <table:table-cell table:style-name="ce21" office:value-type="string" calcext:value-type="string">
            <text:p>Коефіцієнт Стьюдента</text:p>
          </table:table-cell>
          <table:table-cell table:style-name="ce21" office:value-type="string" calcext:value-type="string">
            <text:p>DELTA(Коеф.СТ * K Вибіркове середнє)</text:p>
          </table:table-cell>
          <table:table-cell table:style-name="ce21" table:number-columns-repeated="2"/>
          <table:table-cell table:style-name="ce21" office:value-type="string" calcext:value-type="string">
            <text:p>K Середнє арифметичне</text:p>
          </table:table-cell>
          <table:table-cell table:style-name="ce21" office:value-type="string" calcext:value-type="string">
            <text:p>K Вибіркове середнє</text:p>
          </table:table-cell>
          <table:table-cell table:number-columns-repeated="4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table:style-name="ce25" table:number-columns-repeated="2"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68" calcext:value-type="float">
            <text:p>1.68</text:p>
          </table:table-cell>
          <table:table-cell table:style-name="ce3" table:formula="of:=[.$E$44]*[.$J$44]" office:value-type="float" office:value="0.00890180797455317" calcext:value-type="float">
            <text:p>0.00890180797455317</text:p>
          </table:table-cell>
          <table:table-cell table:style-name="ce3" table:number-columns-repeated="2"/>
          <table:table-cell table:style-name="ce3" table:formula="of:=AVERAGE([.I2:.I43])" office:value-type="float" office:value="0.586259099143923" calcext:value-type="float">
            <text:p>0.586259099143923</text:p>
          </table:table-cell>
          <table:table-cell table:style-name="ce3" table:formula="of:=SQRT(SUM([.J2:.J41])/([.$A$44]*([.$A$44]-1)))" office:value-type="float" office:value="0.00529869522294831" calcext:value-type="float">
            <text:p>0.005298695222948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1T14:47:59.174000000</dc:date>
    <meta:editing-duration>PT2H15M55S</meta:editing-duration>
    <meta:editing-cycles>7</meta:editing-cycles>
    <meta:generator>LibreOffice/7.4.1.2$Windows_X86_64 LibreOffice_project/3c58a8f3a960df8bc8fd77b461821e42c061c5f0</meta:generator>
    <meta:document-statistic meta:table-count="1" meta:cell-count="423" meta:object-count="0"/>
  </office:meta>
</office:document-meta>
</file>